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Georgia" svg:font-family="Georgia"/>
    <style:font-face style:name="Times New Roman" svg:font-family="'Times New Roman'" style:font-family-generic="roman"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cm" loext:contextual-spacing="false" fo:line-height="115%" fo:break-before="auto" fo:break-after="auto" style:writing-mode="lr-tb"/>
    </style:style>
    <style:style style:name="P2" style:family="paragraph" style:parent-style-name="Standard">
      <style:paragraph-properties fo:margin-top="0cm" fo:margin-bottom="0cm" loext:contextual-spacing="false" fo:line-height="115%" fo:text-align="justify" style:justify-single-word="false" fo:break-before="auto" fo:break-after="auto" style:writing-mode="lr-tb"/>
    </style:style>
    <style:style style:name="P3" style:family="paragraph" style:parent-style-name="Standard">
      <style:paragraph-properties fo:margin-top="0cm" fo:margin-bottom="0cm" loext:contextual-spacing="false" fo:line-height="115%" fo:break-before="auto" fo:break-after="auto" style:writing-mode="lr-tb"/>
      <style:text-properties fo:color="#000000" style:font-name="Times New Roman" fo:font-size="12pt" style:font-name-asian="Times New Roman" style:font-size-asian="12pt" style:font-name-complex="Times New Roman" style:font-size-complex="12pt"/>
    </style:style>
    <style:style style:name="P4" style:family="paragraph" style:parent-style-name="Standard">
      <style:paragraph-properties fo:margin-top="0cm" fo:margin-bottom="0cm" loext:contextual-spacing="false" fo:line-height="115%" fo:break-before="auto" fo:break-after="auto" style:writing-mode="lr-tb"/>
      <style:text-properties style:font-name="Times New Roman" fo:font-size="12pt" style:font-name-asian="Times New Roman" style:font-size-asian="12pt" style:font-name-complex="Times New Roman" style:font-size-complex="12pt"/>
    </style:style>
    <style:style style:name="P5" style:family="paragraph" style:parent-style-name="Standard" style:master-page-name="Standard">
      <style:paragraph-properties fo:margin-top="0cm" fo:margin-bottom="0cm" loext:contextual-spacing="false" fo:line-height="115%" fo:text-align="justify" style:justify-single-word="false" style:page-number="auto" fo:break-before="auto" fo:break-after="auto" style:writing-mode="lr-tb"/>
    </style:style>
    <style:style style:name="T1" style:family="text">
      <style:text-properties fo:color="#000000" style:font-name="Times New Roman" fo:font-size="12pt" style:font-name-asian="Times New Roman" style:font-size-asian="12pt" style:font-name-complex="Times New Roman" style:font-size-complex="12pt"/>
    </style:style>
    <style:style style:name="T2" style:family="text">
      <style:text-properties style:font-name="Times New Roman" fo:font-size="12pt" style:font-name-asian="Times New Roman" style:font-size-asian="12pt" style:font-name-complex="Times New Roman" style:font-size-complex="12pt"/>
    </style:style>
    <style:style style:name="T3" style:family="text">
      <style:text-properties fo:color="#0000ff" style:font-name="Times New Roman" fo:font-size="12pt" style:text-underline-style="solid" style:text-underline-width="auto" style:text-underline-color="font-color" style:font-name-asian="Times New Roman" style:font-size-asian="12pt" style:font-name-complex="Times New Roman"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Zgryźliwy Tetryk Poleca: </text:span></text:p>
      <text:p text:style-name="P2"><text:span text:style-name="T1">Przegląd Gier Przedpotopowych</text:span></text:p>
      <text:p text:style-name="P1"><text:span text:style-name="T1">część 5</text:span></text:p>
      <text:p text:style-name="P3"/>
      <text:p text:style-name="P1"><text:span text:style-name="T1">No to wracamy pod nowym szyldem, by po raz kolejny zasypywać Was tytułami gier, które były popularne, kiedy dinozaury władały </text:span><text:span text:style-name="T2">Z</text:span><text:span text:style-name="T1">iemią.</text:span></text:p>
      <text:p text:style-name="P3"/>
      <text:p text:style-name="P1"><text:span text:style-name="T1">1. Pharaoh’s Tomb</text:span></text:p>
      <text:p text:style-name="P3"/>
      <text:p text:style-name="P1"><text:span text:style-name="T1">Któż za młodu nie chciał być poszukiwaczem przygód? Tym bardziej, jeżeli rzeczone przygody obejmowały wędrówki po zapomnianych grobowcach w poszukiwaniu niezmierzonych skarbów. Przemysł filmowy wiedział o tym od dawna, co skutkowało takimi hitami, jak seria „Indiana Jones”, czy nieco mniej udanymi</text:span><text:span text:style-name="T2">,</text:span><text:span text:style-name="T1"> ale nadal cieszącymi oko, jak „Tomb Raider”. Jak łatwo się domyślić, twórcy gier zwęszyli w tym interes i również ruszyli tym tropem. Jednym z efektów takiego podejścia jest wydana w 1990 roku gra „Pharaoh’s Tomb”. Cóż w niej dostaniemy? Na pierwszy rzut oka nic ciekawego. Ot, mamy pikselowego ludzika, który chodzi, skacze, okazjonalnie ciska włóczniami i ogólnie stara się przeżyć podczas penetrowania tytułowego grobowca. Grafika nie należy do najbardziej wyszukanych, muzyka praktycznie nie istnieje, a cał</text:span><text:span text:style-name="T2">ą</text:span><text:span text:style-name="T1"> rozgrywkę umilają nam dźwięki à la P</text:span><text:span text:style-name="T2">C</text:span><text:span text:style-name="T1"> Speaker. Czym więc się zachwycać? Naturalnie niesamowitą grywalnością. Zapewniam, iż przeprowadzanie bohatera zwanego Nevada Smith przez kolejne poziomy (w sumie 80 plansz) potrafi zapewnić rozrywkę na naprawdę długi czas. Na dodatek nie jest to gra prosta – twórcy zadbali, żeby trzeba było się przy niej nieco namęczyć, dając bohaterowi mało amunicji (i równie skąpo umieszczając na planszy dodatkową)</text:span><text:span text:style-name="T2"> i</text:span><text:span text:style-name="T1"> tworząc pułapki bez wyjścia. Dodając do tego fakt, iż najlżejsze muśnięcie przeciwnika lub przeszkody kończyło się natychmiastową śmiercią, czasami naprawdę można było się w czasie rozgrywki zirytować. A mimo to człowiek wciąż do niej wracał, żeby po raz n-ty spróbować doprowadzić naszego noszącego nieodłączny kapelusz archeologa na samo dno grobowca.</text:span></text:p>
      <text:p text:style-name="P3"/>
      <text:p text:style-name="P1"><text:span text:style-name="T1">Link do obrazka: </text:span><text:a xlink:type="simple" xlink:href="http://upload.wikimedia.org/wikipedia/en/a/aa/Pharaos_Tomb.gif" text:style-name="Internet_20_link" text:visited-style-name="Visited_20_Internet_20_Link">http</text:a><text:a xlink:type="simple" xlink:href="http://upload.wikimedia.org/wikipedia/en/a/aa/Pharaos_Tomb.gif" text:style-name="Internet_20_link" text:visited-style-name="Visited_20_Internet_20_Link">://</text:a><text:a xlink:type="simple" xlink:href="http://upload.wikimedia.org/wikipedia/en/a/aa/Pharaos_Tomb.gif" text:style-name="Internet_20_link" text:visited-style-name="Visited_20_Internet_20_Link">upload</text:a><text:a xlink:type="simple" xlink:href="http://upload.wikimedia.org/wikipedia/en/a/aa/Pharaos_Tomb.gif" text:style-name="Internet_20_link" text:visited-style-name="Visited_20_Internet_20_Link">.</text:a><text:a xlink:type="simple" xlink:href="http://upload.wikimedia.org/wikipedia/en/a/aa/Pharaos_Tomb.gif" text:style-name="Internet_20_link" text:visited-style-name="Visited_20_Internet_20_Link">wikimedia</text:a><text:a xlink:type="simple" xlink:href="http://upload.wikimedia.org/wikipedia/en/a/aa/Pharaos_Tomb.gif" text:style-name="Internet_20_link" text:visited-style-name="Visited_20_Internet_20_Link">.</text:a><text:a xlink:type="simple" xlink:href="http://upload.wikimedia.org/wikipedia/en/a/aa/Pharaos_Tomb.gif" text:style-name="Internet_20_link" text:visited-style-name="Visited_20_Internet_20_Link">org</text:a><text:a xlink:type="simple" xlink:href="http://upload.wikimedia.org/wikipedia/en/a/aa/Pharaos_Tomb.gif" text:style-name="Internet_20_link" text:visited-style-name="Visited_20_Internet_20_Link">/</text:a><text:a xlink:type="simple" xlink:href="http://upload.wikimedia.org/wikipedia/en/a/aa/Pharaos_Tomb.gif" text:style-name="Internet_20_link" text:visited-style-name="Visited_20_Internet_20_Link">wikipedia</text:a><text:a xlink:type="simple" xlink:href="http://upload.wikimedia.org/wikipedia/en/a/aa/Pharaos_Tomb.gif" text:style-name="Internet_20_link" text:visited-style-name="Visited_20_Internet_20_Link">/</text:a><text:a xlink:type="simple" xlink:href="http://upload.wikimedia.org/wikipedia/en/a/aa/Pharaos_Tomb.gif" text:style-name="Internet_20_link" text:visited-style-name="Visited_20_Internet_20_Link">en</text:a><text:a xlink:type="simple" xlink:href="http://upload.wikimedia.org/wikipedia/en/a/aa/Pharaos_Tomb.gif" text:style-name="Internet_20_link" text:visited-style-name="Visited_20_Internet_20_Link">/</text:a><text:a xlink:type="simple" xlink:href="http://upload.wikimedia.org/wikipedia/en/a/aa/Pharaos_Tomb.gif" text:style-name="Internet_20_link" text:visited-style-name="Visited_20_Internet_20_Link">a</text:a><text:a xlink:type="simple" xlink:href="http://upload.wikimedia.org/wikipedia/en/a/aa/Pharaos_Tomb.gif" text:style-name="Internet_20_link" text:visited-style-name="Visited_20_Internet_20_Link">/</text:a><text:a xlink:type="simple" xlink:href="http://upload.wikimedia.org/wikipedia/en/a/aa/Pharaos_Tomb.gif" text:style-name="Internet_20_link" text:visited-style-name="Visited_20_Internet_20_Link">aa</text:a><text:a xlink:type="simple" xlink:href="http://upload.wikimedia.org/wikipedia/en/a/aa/Pharaos_Tomb.gif" text:style-name="Internet_20_link" text:visited-style-name="Visited_20_Internet_20_Link">/</text:a><text:a xlink:type="simple" xlink:href="http://upload.wikimedia.org/wikipedia/en/a/aa/Pharaos_Tomb.gif" text:style-name="Internet_20_link" text:visited-style-name="Visited_20_Internet_20_Link">Pharaos</text:a><text:a xlink:type="simple" xlink:href="http://upload.wikimedia.org/wikipedia/en/a/aa/Pharaos_Tomb.gif" text:style-name="Internet_20_link" text:visited-style-name="Visited_20_Internet_20_Link">_</text:a><text:a xlink:type="simple" xlink:href="http://upload.wikimedia.org/wikipedia/en/a/aa/Pharaos_Tomb.gif" text:style-name="Internet_20_link" text:visited-style-name="Visited_20_Internet_20_Link">Tomb</text:a><text:a xlink:type="simple" xlink:href="http://upload.wikimedia.org/wikipedia/en/a/aa/Pharaos_Tomb.gif" text:style-name="Internet_20_link" text:visited-style-name="Visited_20_Internet_20_Link">.</text:a><text:a xlink:type="simple" xlink:href="http://upload.wikimedia.org/wikipedia/en/a/aa/Pharaos_Tomb.gif" text:style-name="Internet_20_link" text:visited-style-name="Visited_20_Internet_20_Link">gif</text:a></text:p>
      <text:p text:style-name="P1"><text:span text:style-name="T1">Link do źródła: </text:span><text:a xlink:type="simple" xlink:href="http://en.wikipedia.org/wiki/Pharaoh's_Tomb#mediaviewer/File:Pharaos_Tomb.gif" text:style-name="Internet_20_link" text:visited-style-name="Visited_20_Internet_20_Link">http</text:a><text:a xlink:type="simple" xlink:href="http://en.wikipedia.org/wiki/Pharaoh's_Tomb#mediaviewer/File:Pharaos_Tomb.gif" text:style-name="Internet_20_link" text:visited-style-name="Visited_20_Internet_20_Link">://</text:a><text:a xlink:type="simple" xlink:href="http://en.wikipedia.org/wiki/Pharaoh's_Tomb#mediaviewer/File:Pharaos_Tomb.gif" text:style-name="Internet_20_link" text:visited-style-name="Visited_20_Internet_20_Link">en</text:a><text:a xlink:type="simple" xlink:href="http://en.wikipedia.org/wiki/Pharaoh's_Tomb#mediaviewer/File:Pharaos_Tomb.gif" text:style-name="Internet_20_link" text:visited-style-name="Visited_20_Internet_20_Link">.</text:a><text:a xlink:type="simple" xlink:href="http://en.wikipedia.org/wiki/Pharaoh's_Tomb#mediaviewer/File:Pharaos_Tomb.gif" text:style-name="Internet_20_link" text:visited-style-name="Visited_20_Internet_20_Link">wikipedia</text:a><text:a xlink:type="simple" xlink:href="http://en.wikipedia.org/wiki/Pharaoh's_Tomb#mediaviewer/File:Pharaos_Tomb.gif" text:style-name="Internet_20_link" text:visited-style-name="Visited_20_Internet_20_Link">.</text:a><text:a xlink:type="simple" xlink:href="http://en.wikipedia.org/wiki/Pharaoh's_Tomb#mediaviewer/File:Pharaos_Tomb.gif" text:style-name="Internet_20_link" text:visited-style-name="Visited_20_Internet_20_Link">org</text:a><text:a xlink:type="simple" xlink:href="http://en.wikipedia.org/wiki/Pharaoh's_Tomb#mediaviewer/File:Pharaos_Tomb.gif" text:style-name="Internet_20_link" text:visited-style-name="Visited_20_Internet_20_Link">/</text:a><text:a xlink:type="simple" xlink:href="http://en.wikipedia.org/wiki/Pharaoh's_Tomb#mediaviewer/File:Pharaos_Tomb.gif" text:style-name="Internet_20_link" text:visited-style-name="Visited_20_Internet_20_Link">wiki</text:a><text:a xlink:type="simple" xlink:href="http://en.wikipedia.org/wiki/Pharaoh's_Tomb#mediaviewer/File:Pharaos_Tomb.gif" text:style-name="Internet_20_link" text:visited-style-name="Visited_20_Internet_20_Link">/</text:a><text:a xlink:type="simple" xlink:href="http://en.wikipedia.org/wiki/Pharaoh's_Tomb#mediaviewer/File:Pharaos_Tomb.gif" text:style-name="Internet_20_link" text:visited-style-name="Visited_20_Internet_20_Link">Pharaoh</text:a><text:a xlink:type="simple" xlink:href="http://en.wikipedia.org/wiki/Pharaoh's_Tomb#mediaviewer/File:Pharaos_Tomb.gif" text:style-name="Internet_20_link" text:visited-style-name="Visited_20_Internet_20_Link">'</text:a><text:a xlink:type="simple" xlink:href="http://en.wikipedia.org/wiki/Pharaoh's_Tomb#mediaviewer/File:Pharaos_Tomb.gif" text:style-name="Internet_20_link" text:visited-style-name="Visited_20_Internet_20_Link">s</text:a><text:a xlink:type="simple" xlink:href="http://en.wikipedia.org/wiki/Pharaoh's_Tomb#mediaviewer/File:Pharaos_Tomb.gif" text:style-name="Internet_20_link" text:visited-style-name="Visited_20_Internet_20_Link">_</text:a><text:a xlink:type="simple" xlink:href="http://en.wikipedia.org/wiki/Pharaoh's_Tomb#mediaviewer/File:Pharaos_Tomb.gif" text:style-name="Internet_20_link" text:visited-style-name="Visited_20_Internet_20_Link">Tomb</text:a><text:a xlink:type="simple" xlink:href="http://en.wikipedia.org/wiki/Pharaoh's_Tomb#mediaviewer/File:Pharaos_Tomb.gif" text:style-name="Internet_20_link" text:visited-style-name="Visited_20_Internet_20_Link">#</text:a><text:a xlink:type="simple" xlink:href="http://en.wikipedia.org/wiki/Pharaoh's_Tomb#mediaviewer/File:Pharaos_Tomb.gif" text:style-name="Internet_20_link" text:visited-style-name="Visited_20_Internet_20_Link">mediaviewer</text:a><text:a xlink:type="simple" xlink:href="http://en.wikipedia.org/wiki/Pharaoh's_Tomb#mediaviewer/File:Pharaos_Tomb.gif" text:style-name="Internet_20_link" text:visited-style-name="Visited_20_Internet_20_Link">/</text:a><text:a xlink:type="simple" xlink:href="http://en.wikipedia.org/wiki/Pharaoh's_Tomb#mediaviewer/File:Pharaos_Tomb.gif" text:style-name="Internet_20_link" text:visited-style-name="Visited_20_Internet_20_Link">File</text:a><text:a xlink:type="simple" xlink:href="http://en.wikipedia.org/wiki/Pharaoh's_Tomb#mediaviewer/File:Pharaos_Tomb.gif" text:style-name="Internet_20_link" text:visited-style-name="Visited_20_Internet_20_Link">:</text:a><text:a xlink:type="simple" xlink:href="http://en.wikipedia.org/wiki/Pharaoh's_Tomb#mediaviewer/File:Pharaos_Tomb.gif" text:style-name="Internet_20_link" text:visited-style-name="Visited_20_Internet_20_Link">Pharaos</text:a><text:a xlink:type="simple" xlink:href="http://en.wikipedia.org/wiki/Pharaoh's_Tomb#mediaviewer/File:Pharaos_Tomb.gif" text:style-name="Internet_20_link" text:visited-style-name="Visited_20_Internet_20_Link">_</text:a><text:a xlink:type="simple" xlink:href="http://en.wikipedia.org/wiki/Pharaoh's_Tomb#mediaviewer/File:Pharaos_Tomb.gif" text:style-name="Internet_20_link" text:visited-style-name="Visited_20_Internet_20_Link">Tomb</text:a><text:a xlink:type="simple" xlink:href="http://en.wikipedia.org/wiki/Pharaoh's_Tomb#mediaviewer/File:Pharaos_Tomb.gif" text:style-name="Internet_20_link" text:visited-style-name="Visited_20_Internet_20_Link">.</text:a><text:a xlink:type="simple" xlink:href="http://en.wikipedia.org/wiki/Pharaoh's_Tomb#mediaviewer/File:Pharaos_Tomb.gif" text:style-name="Internet_20_link" text:visited-style-name="Visited_20_Internet_20_Link">gif</text:a></text:p>
      <text:p text:style-name="P3"/>
      <text:p text:style-name="P1"><text:span text:style-name="T1">2. Lemmings</text:span></text:p>
      <text:p text:style-name="P3"/>
      <text:p text:style-name="P1"><text:span text:style-name="T1">Co wspólnego mogą mieć niewielkie gryzonie z jedną z najzabawniejszych gier logicznych, jakie kiedykolwiek stworzono? Jak się okazuje – całkiem sporo, zważywszy na wypuszczoną w 1991 roku grę „Lemmings”. Co prawda w tej grze rzeczone lemingi chodzą na dwóch nogach, noszą niebieskie wdzianka i mają zielone grzywy, ale podstawowa zasada zostaje t</text:span><text:span text:style-name="T2">a</text:span><text:span text:style-name="T1"> sama – z uporem godn</text:span><text:span text:style-name="T2">ym</text:span><text:span text:style-name="T1"> lepszej sprawy dążą do swojej samozagłady. Naturalnie zadaniem gracza jest sprawieni</text:span><text:span text:style-name="T2">e</text:span><text:span text:style-name="T1">, żeby te urocze stworzonka przeżyły (choć zwykle nie wszystkie) kolejną podróż i dotarły do miejsca przeznaczenia. Aby osiągnąć ten cel, wyposażono je w zestaw umiejętności, które bywają niezbędne dla ukończenia danego poziomu. Tak więc nasze lemingi mogą kopać, budować mosty, przebijać się przez skały, blokować się </text:span><text:soft-page-break/><text:span text:style-name="T1">nawzajem, czy nawet widowiskowo eksplodować. A wszystko po to, by przynajmniej większa część początkowej ich liczby dotarła bezpiecznie do wrót na krańcu mapy. Naturalnie trzeba było nieustannie na nie uważać – na każdym poziomie mieliśmy wyznaczoną określoną liczbę stworów, które muszą przetrwać. Jeżeli zabrakło choć jednego – kaplica i powtarzanie poziomu. I tak w kółko. Zdaję sobie sprawę, iż brzmi to jak opis najnudniejszej gry pod słońcem, jednak twórcy zadbali, żebyśmy na niektórych planszach musieli się naprawdę nakombinować, żeby uratować jak najwięcej lemingów. A poza tym gra wciągała niczym przysłowiowe bagno. Chociaż bywały i takie chwile, gdy purpurowy z wściekłości gracz używał opcji „Nuke’</text:span><text:span text:style-name="T2">e</text:span><text:span text:style-name="T1">m All!”. Trzeba przyznać, że efekt był… widowiskowy. Polecam każdemu.</text:span></text:p>
      <text:p text:style-name="P3"/>
      <text:p text:style-name="P1"><text:span text:style-name="T1">Link do obrazka: </text:span><text:a xlink:type="simple" xlink:href="http://upload.wikimedia.org/wikipedia/en/0/0c/Lemmings-BoxScan.jpg" text:style-name="Internet_20_link" text:visited-style-name="Visited_20_Internet_20_Link"><text:span text:style-name="T3">1</text:span></text:a><text:span text:style-name="T1"> </text:span><text:a xlink:type="simple" xlink:href="http://upload.wikimedia.org/wikipedia/en/8/89/Amiga_Lemmings.png" text:style-name="Internet_20_link" text:visited-style-name="Visited_20_Internet_20_Link"><text:span text:style-name="T3">2</text:span></text:a></text:p>
      <text:p text:style-name="P1"><text:span text:style-name="T1">Link do źródła: </text:span><text:a xlink:type="simple" xlink:href="http://en.wikipedia.org/wiki/File:Lemmings-BoxScan.jpg" text:style-name="Internet_20_link" text:visited-style-name="Visited_20_Internet_20_Link"><text:span text:style-name="T3">1</text:span></text:a><text:span text:style-name="T1"> </text:span><text:a xlink:type="simple" xlink:href="http://en.wikipedia.org/wiki/File:Amiga_Lemmings.png" text:style-name="Internet_20_link" text:visited-style-name="Visited_20_Internet_20_Link"><text:span text:style-name="T3">2</text:span></text:a></text:p>
      <text:p text:style-name="P3"/>
      <text:p text:style-name="P1"><text:span text:style-name="T1">3. Wolfenstein 3D</text:span></text:p>
      <text:p text:style-name="P4"/>
      <text:p text:style-name="P1"><text:span text:style-name="T1">Mieliśmy przygotówkę, mieliśmy grę logiczną, czas więc dla odmiany zająć się jakąś strzelaniną. I to wyjątkowo słynną, ponieważ mam zamiar przypomnieć Wam nieśmiertelny, wydany w 1992 roku hit – „Wolfenstein 3D”. Fabuła gry była całkiem prosta – wcielaliśmy się w rolę Williama "B.J." Blazkowicza, amerykańskiego agenta polskiego pochodzenia, którego zadaniem była ucieczka z tytułowego zamku, a następnie doprowadzenie do upadku całego nazistowskiego imperium. Prawda, że proste? Oczywiście, żeby rzecz utrudnić, na naszej drodze postawiono wielu przeciwników – od zwykłych żołnierzy przez psy bojowe aż do SS-manów i innych elitarnych przeciwników. Rzecz jasna, skoro po korytarzach kręciło się tak wiele nazistowskiego tałatajstwa, twórcy zadbali również o podręczny arsenał. Na początku był to zwykły nóż, który po zaszlachtowaniu pierwszego strażnika wymienialiśmy na porządny pistolet. Z biegiem czasu dokładaliśmy do tego pistolet maszynowy, a następnie coś w rodzaju miniguna. Trzeba przyznać, iż widok rozradowanej paszczy naszego bohatera, gdy zdobywał ten ostatni przyrząd masowej zagłady był po prostu przezabawny. Tak więc chodziliśmy sobie po zamkach, zabijaliśmy wrogów i naturalnie po drodze zbieraliśmy tony skarbów oraz szukaliśmy tajnych przejść. Każdy, kto grał, z pewnością kojarzy sytuację, gdzie z wciśnięt</text:span><text:span text:style-name="T2">ą</text:span><text:span text:style-name="T1"> do oporu spacją biegało się przy ścianach, szukając miejsca, w którym nieustępliwy mur otwierał się i odsłaniał komnatę, zwykle wypełnioną po brzegi złotem (i czasami SS-manami). W finałowej walce stawaliśmy naprzeciw samego Adolfa – trzeba przyznać, że w pancernym kombinezonie z czterema działkami wyglądał przezabawnie. Wspomniana zabawa kończyła się, kiedy zaczynał do nas strzelać – ilość naszego życia znikała wtedy w alarmująco szybkim tempie. Kiedy w końcu udało się nam go ustrzelić, następował tryumfalny koniec gry – po raz kolejny uratowaliśmy świat! Ale w końcu nikt po tej grze nie spodziewał się głębi – to miała być wyłącznie dobra rozrywka. I to zadanie spełniała z naddatkiem. Polecam każdemu!</text:span></text:p>
      <text:p text:style-name="P3"/>
      <text:p text:style-name="P1"><text:span text:style-name="T1">Link do obrazka: </text:span><text:a xlink:type="simple" xlink:href="http://upload.wikimedia.org/wikipedia/en/0/05/Wolfenstein-3d.jpg" text:style-name="Internet_20_link" text:visited-style-name="Visited_20_Internet_20_Link"><text:span text:style-name="T3">1</text:span></text:a><text:span text:style-name="T1"> </text:span><text:a xlink:type="simple" xlink:href="http://upload.wikimedia.org/wikipedia/en/6/69/Wolf3d_pc.png" text:style-name="Internet_20_link" text:visited-style-name="Visited_20_Internet_20_Link"><text:span text:style-name="T3">2</text:span></text:a></text:p>
      <text:p text:style-name="P1"><text:span text:style-name="T1">Link do źródła: </text:span><text:a xlink:type="simple" xlink:href="http://en.wikipedia.org/wiki/File:Wolfenstein-3d.jpg" text:style-name="Internet_20_link" text:visited-style-name="Visited_20_Internet_20_Link"><text:span text:style-name="T3">1</text:span></text:a><text:span text:style-name="T1"> </text:span><text:a xlink:type="simple" xlink:href="http://en.wikipedia.org/wiki/File:Wolf3d_pc.png" text:style-name="Internet_20_link" text:visited-style-name="Visited_20_Internet_20_Link"><text:span text:style-name="T3">2</text:span></text:a></text:p>
      <text:p text:style-name="P3"/>
      <text:p text:style-name="P1"><text:soft-page-break/><text:span text:style-name="T1">4. Superfrog</text:span></text:p>
      <text:p text:style-name="P3"/>
      <text:p text:style-name="P1"><text:span text:style-name="T1">Na zakończenie przeglądu raz jeszcze przeniesiemy się w cudowny świat zręcznościówek. Tym razem na ruszt idzie wydana w 1993 roku przez Team 17 gra „Superfrog”. Tak. Dobrze się domyślacie – w tej grze naszym bohaterem jest żaba. Naturalnie fabuła wyjaśnia nam, iż tak naprawdę jest to książę, który swoją obecną formę zawdzięcza złej wiedźmie. Ta naturalnie postanowiła z bliżej niesprecyzowanych przyczyn porwać na księżyc jego narzeczoną. Tak więc nasz arystokrata, kumkając, skakał po błotach i stawach, aż w końcu trafił na butelkę magicznej lemoniady. Po jej wypiciu nadal był żabą, ale teraz nie do</text:span><text:span text:style-name="T2">ś</text:span><text:span text:style-name="T1">ć</text:span><text:span text:style-name="T2">,</text:span><text:span text:style-name="T1"> iż zyskał wielką szybkość, to jeszcze jego barki przyozdobiła gustowna czerwona peleryna. A kiedy jeszcze na pierwszym poziomie znajdował kulkę o wdzięcznej nazwie „DESTRUCTO-SPUD”, to jego wrogowie nie mogli być pewni dnia ani godziny. Tak naprawdę o tej grze nie da się powiedzieć wiele więcej – platformówka jakich wiele, ale przez postać głównego bohatera wielu graczy często wracało do tej pozycji. Przez to, no i oczywiście przez niesamowitą grywalność, która pozwalała na kilka godzin wyśmienitej rozrywki.</text:span></text:p>
      <text:p text:style-name="P3"/>
      <text:p text:style-name="P1"><text:span text:style-name="T1">Link do obrazka: </text:span><text:a xlink:type="simple" xlink:href="http://thecompany.pl/res/gra/1375712828-Superfrog-1.png" text:style-name="Internet_20_link" text:visited-style-name="Visited_20_Internet_20_Link"><text:span text:style-name="T3">1</text:span></text:a><text:span text:style-name="T1"> </text:span><text:a xlink:type="simple" xlink:href="http://thecompany.pl/res/gra/1375712828-Superfrog-2.png" text:style-name="Internet_20_link" text:visited-style-name="Visited_20_Internet_20_Link"><text:span text:style-name="T3">2</text:span></text:a><text:span text:style-name="T1"> </text:span><text:a xlink:type="simple" xlink:href="http://thecompany.pl/res/gra/1375712828-Superfrog-3.png" text:style-name="Internet_20_link" text:visited-style-name="Visited_20_Internet_20_Link"><text:span text:style-name="T3">3</text:span></text:a></text:p>
      <text:p text:style-name="P1"><text:span text:style-name="T1">Link do źródła: </text:span><text:a xlink:type="simple" xlink:href="http://thecompany.pl/game/Superfrog" text:style-name="Internet_20_link" text:visited-style-name="Visited_20_Internet_20_Link"><text:span text:style-name="T3">1</text:span></text:a><text:span text:style-name="T1"> </text:span><text:a xlink:type="simple" xlink:href="http://thecompany.pl/game/Superfrog" text:style-name="Internet_20_link" text:visited-style-name="Visited_20_Internet_20_Link"><text:span text:style-name="T3">2</text:span></text:a><text:span text:style-name="T1"> </text:span><text:a xlink:type="simple" xlink:href="http://thecompany.pl/game/Superfrog" text:style-name="Internet_20_link" text:visited-style-name="Visited_20_Internet_20_Link"><text:span text:style-name="T3">3</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ce style:name="Georgia" svg:font-family="Georgia"/>
    <style:font-face style:name="Times New Roman" svg:font-family="'Times New Roman'" style:font-family-generic="roman"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53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847cm" fo:margin-bottom="0.212cm" loext:contextual-spacing="false" fo:line-height="115%" fo:keep-together="always" fo:break-before="auto" fo:break-after="auto" fo:keep-with-next="always" style:writing-mode="lr-tb"/>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635cm" fo:margin-bottom="0.141cm" loext:contextual-spacing="false" fo:line-height="115%" fo:keep-together="always" fo:break-before="auto" fo:break-after="auto" fo:keep-with-next="always"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494cm" fo:margin-bottom="0.141cm" loext:contextual-spacing="false" fo:line-height="115%" fo:keep-together="always" fo:break-before="auto" fo:break-after="auto" fo:keep-with-next="always"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423cm" fo:margin-bottom="0.071cm" loext:contextual-spacing="false" fo:line-height="115%" fo:keep-together="always" fo:break-before="auto" fo:break-after="auto" fo:keep-with-next="always"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388cm" fo:margin-bottom="0.071cm" loext:contextual-spacing="false" fo:line-height="115%" fo:keep-together="always" fo:break-before="auto" fo:break-after="auto" fo:keep-with-next="always"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353cm" fo:margin-bottom="0.071cm" loext:contextual-spacing="false" fo:line-height="115%" fo:keep-together="always" fo:break-before="auto" fo:break-after="auto" fo:keep-with-next="always"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loext:contextual-spacing="false" fo:line-height="115%" fo:keep-together="always" fo:break-before="auto" fo:break-after="auto" fo:keep-with-next="always"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loext:contextual-spacing="false" fo:line-height="115%" fo:keep-together="always" fo:break-before="auto" fo:break-after="auto" fo:keep-with-next="always"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2.2$Windows_x86 LibreOffice_project/edfb5295ba211bd31ad47d0bad0118690f76407d</meta:generator>
    <dc:title/>
    <meta:initial-creator/>
    <meta:editing-cycles>2</meta:editing-cycles>
    <dc:date>2014-11-07T01:58:09.839000000</dc:date>
    <meta:editing-duration>PT2H14M32S</meta:editing-duration>
    <meta:document-statistic meta:table-count="0" meta:image-count="0" meta:object-count="0" meta:page-count="3" meta:paragraph-count="20" meta:word-count="987" meta:character-count="6874" meta:non-whitespace-character-count="5892"/>
  </office:meta>
</office:document-meta>
</file>